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.423cm" style:contextual-spacing="false" style:line-height-at-least="0.847cm" fo:orphans="2" fo:widows="2" fo:text-indent="0cm" style:auto-text-indent="false"/>
      <style:text-properties fo:font-variant="normal" fo:text-transform="none" fo:color="#800080" loext:opacity="100%" style:font-name="quote-cjk-patch" fo:font-size="16.5pt" fo:letter-spacing="normal" fo:font-style="normal" fo:font-weight="bold" loext:padding="0cm" loext:border="none"/>
    </style:style>
    <style:style style:name="P2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800080" loext:opacity="100%" style:font-name="quote-cjk-patch" fo:font-size="16.5pt" fo:letter-spacing="normal" fo:font-style="normal" fo:font-weight="bold" loext:padding="0cm" loext:border="none"/>
    </style:style>
    <style:style style:name="P3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</style:style>
    <style:style style:name="P4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800080" loext:opacity="100%" style:font-name="quote-cjk-patch" fo:font-size="15pt" fo:letter-spacing="normal" fo:font-style="normal" fo:font-weight="bold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800080" loext:opacity="100%" style:font-name="Menlo" fo:font-size="9.75pt" fo:letter-spacing="normal" fo:font-style="normal" fo:font-weight="normal"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800080" loext:opacity="100%" fo:letter-spacing="normal"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383a42" loext:opacity="100%" style:font-name="Menlo" fo:font-size="9.75pt" fo:letter-spacing="normal" fo:font-style="normal" fo:font-weight="normal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a0a1a7" loext:opacity="100%" style:font-name="Menlo" fo:font-size="9.75pt" fo:letter-spacing="normal" fo:font-style="italic" fo:font-weight="normal" loext:padding="0cm" loext:border="none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0" style:family="paragraph" style:parent-style-name="Standard">
      <style:paragraph-properties fo:margin-left="0cm" fo:margin-right="0cm" fo:margin-top="0cm" fo:margin-bottom="0.499cm" style:contextual-spacing="false" style:line-height-at-least="0.635cm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 officeooo:paragraph-rsid="000ebcd5" loext:padding="0cm" loext:border="none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.212cm" fo:margin-right="0cm" style:line-height-at-least="0.476cm" fo:orphans="2" fo:widows="2" fo:text-indent="0cm" style:auto-text-indent="false"/>
      <style:text-properties fo:font-variant="normal" fo:text-transform="none" fo:color="#0f1115" loext:opacity="100%" style:font-name="Menlo" fo:font-size="9pt" fo:letter-spacing="normal" fo:font-style="normal" fo:font-weight="normal" fo:background-color="#ffffff" loext:padding="0cm" loext:border="none"/>
    </style:style>
    <style:style style:name="P13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 loext:padding="0cm" loext:border="none"/>
    </style:style>
    <style:style style:name="P14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15" style:family="paragraph" style:parent-style-name="Text_20_body">
      <style:paragraph-properties fo:margin-left="0cm" fo:margin-right="0cm" fo:margin-top="0.423cm" fo:margin-bottom="0cm" style:contextual-spacing="false" fo:orphans="2" fo:widows="2" fo:text-indent="0cm" style:auto-text-indent="fals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16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17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18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margin-top="0.423cm" fo:margin-bottom="0.423cm" style:contextual-spacing="false" style:line-height-at-least="0.582cm" fo:orphans="2" fo:widows="2" fo:text-indent="0cm" style:auto-text-indent="false"/>
    </style:style>
    <style:style style:name="P20" style:family="paragraph" style:parent-style-name="Text_20_body" style:list-style-name="L1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21" style:family="paragraph" style:parent-style-name="Text_20_body" style:list-style-name="L1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22" style:family="paragraph" style:parent-style-name="Text_20_body" style:list-style-name="L1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T1" style:family="text">
      <style:text-properties fo:color="#a626a4" loext:opacity="100%"/>
    </style:style>
    <style:style style:name="T2" style:family="text">
      <style:text-properties fo:color="#a626a4" loext:opacity="100%" style:font-name="Menlo" fo:font-size="9.75pt" fo:font-style="normal" fo:font-weight="normal"/>
    </style:style>
    <style:style style:name="T3" style:family="text">
      <style:text-properties fo:color="#4078f2" loext:opacity="100%"/>
    </style:style>
    <style:style style:name="T4" style:family="text">
      <style:text-properties fo:color="#4078f2" loext:opacity="100%" style:font-name="Menlo" fo:font-size="9.75pt" fo:font-style="normal" fo:font-weight="normal"/>
    </style:style>
    <style:style style:name="T5" style:family="text">
      <style:text-properties fo:color="#383a42" loext:opacity="100%"/>
    </style:style>
    <style:style style:name="T6" style:family="text">
      <style:text-properties fo:color="#383a42" loext:opacity="100%" style:font-name="Menlo" fo:font-size="9.75pt" fo:font-style="normal" fo:font-weight="normal"/>
    </style:style>
    <style:style style:name="T7" style:family="text">
      <style:text-properties style:font-name="Menlo" fo:font-size="9.75pt" fo:font-style="normal" fo:font-weight="normal"/>
    </style:style>
    <style:style style:name="T8" style:family="text">
      <style:text-properties fo:color="#b76b01" loext:opacity="100%"/>
    </style:style>
    <style:style style:name="T9" style:family="text">
      <style:text-properties fo:color="#b76b01" loext:opacity="100%" style:font-name="Menlo" fo:font-size="9.75pt" fo:font-style="normal" fo:font-weight="normal"/>
    </style:style>
    <style:style style:name="T10" style:family="text">
      <style:text-properties fo:color="#a0a1a7" loext:opacity="100%" style:font-name="Menlo" fo:font-size="9.75pt" fo:font-style="italic" fo:font-weight="normal"/>
    </style:style>
    <style:style style:name="T11" style:family="text">
      <style:text-properties fo:font-variant="normal" fo:text-transform="none" fo:color="#800080" loext:opacity="100%" style:font-name="quote-cjk-patch" fo:font-size="15pt" fo:letter-spacing="normal" fo:font-style="normal" fo:font-weight="bold" loext:padding="0cm" loext:border="none"/>
    </style:style>
    <style:style style:name="T12" style:family="text"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800080" loext:opacity="100%" style:font-name="quote-cjk-patch" fo:font-size="10.5pt" fo:letter-spacing="normal" fo:font-style="normal" fo:font-weight="bold" loext:padding="0cm" loext:border="none"/>
    </style:style>
    <style:style style:name="T14" style:family="text">
      <style:text-properties fo:font-variant="normal" fo:text-transform="none" fo:color="#800080" loext:opacity="100%" style:font-name="Menlo" fo:font-size="10.5pt" fo:letter-spacing="normal" fo:font-style="normal" fo:font-weight="normal" fo:background-color="#ebeef2" loext:char-shading-value="0" loext:padding="0cm" loext:border="none"/>
    </style:style>
    <style:style style:name="T15" style:family="text">
      <style:text-properties fo:color="#50a14f" loext:opacity="100%"/>
    </style:style>
    <style:style style:name="T16" style:family="text">
      <style:text-properties fo:color="#50a14f" loext:opacity="100%" style:font-name="Menlo" fo:font-size="9.75pt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16" text:anchor-type="page" text:anchor-page-number="1" svg:x="0.37cm" svg:y="0.37cm" svg:width="0.741cm" draw:z-index="15">
        <draw:text-box fo:min-height="0.741cm">
          <text:p text:style-name="P11"/>
        </draw:text-box>
      </draw:frame>
      <draw:frame draw:style-name="fr1" draw:name="Врезка15" text:anchor-type="page" text:anchor-page-number="1" svg:x="0.37cm" svg:y="0.37cm" svg:width="0.741cm" draw:z-index="14">
        <draw:text-box fo:min-height="0.741cm">
          <text:p text:style-name="P11"/>
        </draw:text-box>
      </draw:frame>
      <draw:frame draw:style-name="fr1" draw:name="Врезка14" text:anchor-type="page" text:anchor-page-number="1" svg:x="0.37cm" svg:y="0.37cm" svg:width="0.741cm" draw:z-index="13">
        <draw:text-box fo:min-height="0.741cm">
          <text:p text:style-name="P11"/>
        </draw:text-box>
      </draw:frame>
      <draw:frame draw:style-name="fr1" draw:name="Врезка13" text:anchor-type="page" text:anchor-page-number="1" svg:x="0.37cm" svg:y="0.37cm" svg:width="0.741cm" draw:z-index="12">
        <draw:text-box fo:min-height="0.741cm">
          <text:p text:style-name="P11"/>
        </draw:text-box>
      </draw:frame>
      <draw:frame draw:style-name="fr1" draw:name="Врезка12" text:anchor-type="page" text:anchor-page-number="1" svg:x="0.37cm" svg:y="0.37cm" svg:width="0.741cm" draw:z-index="11">
        <draw:text-box fo:min-height="0.741cm">
          <text:p text:style-name="P11"/>
        </draw:text-box>
      </draw:frame>
      <draw:frame draw:style-name="fr1" draw:name="Врезка11" text:anchor-type="page" text:anchor-page-number="1" svg:x="0.37cm" svg:y="0.37cm" svg:width="0.741cm" draw:z-index="10">
        <draw:text-box fo:min-height="0.741cm">
          <text:p text:style-name="P11"/>
        </draw:text-box>
      </draw:frame>
      <draw:frame draw:style-name="fr1" draw:name="Врезка10" text:anchor-type="page" text:anchor-page-number="1" svg:x="0.37cm" svg:y="0.37cm" svg:width="0.741cm" draw:z-index="9">
        <draw:text-box fo:min-height="0.741cm">
          <text:p text:style-name="P11"/>
        </draw:text-box>
      </draw:frame>
      <draw:frame draw:style-name="fr1" draw:name="Врезка9" text:anchor-type="page" text:anchor-page-number="1" svg:x="0.37cm" svg:y="0.37cm" svg:width="0.741cm" draw:z-index="8">
        <draw:text-box fo:min-height="0.741cm">
          <text:p text:style-name="P11"/>
        </draw:text-box>
      </draw:frame>
      <draw:frame draw:style-name="fr1" draw:name="Врезка8" text:anchor-type="page" text:anchor-page-number="1" svg:x="0.37cm" svg:y="0.37cm" svg:width="0.741cm" draw:z-index="7">
        <draw:text-box fo:min-height="0.741cm">
          <text:p text:style-name="P11"/>
        </draw:text-box>
      </draw:frame>
      <draw:frame draw:style-name="fr1" draw:name="Врезка7" text:anchor-type="page" text:anchor-page-number="1" svg:x="0.37cm" svg:y="0.37cm" svg:width="0.741cm" draw:z-index="6">
        <draw:text-box fo:min-height="0.741cm">
          <text:p text:style-name="P11"/>
        </draw:text-box>
      </draw:frame>
      <draw:frame draw:style-name="fr1" draw:name="Врезка6" text:anchor-type="page" text:anchor-page-number="1" svg:x="0.37cm" svg:y="0.37cm" svg:width="0.741cm" draw:z-index="5">
        <draw:text-box fo:min-height="0.741cm">
          <text:p text:style-name="P11"/>
        </draw:text-box>
      </draw:frame>
      <draw:frame draw:style-name="fr1" draw:name="Врезка5" text:anchor-type="page" text:anchor-page-number="1" svg:x="0.37cm" svg:y="0.37cm" svg:width="0.741cm" draw:z-index="4">
        <draw:text-box fo:min-height="0.741cm">
          <text:p text:style-name="P11"/>
        </draw:text-box>
      </draw:frame>
      <draw:frame draw:style-name="fr1" draw:name="Врезка4" text:anchor-type="page" text:anchor-page-number="1" svg:x="0.37cm" svg:y="0.37cm" svg:width="0.741cm" draw:z-index="3">
        <draw:text-box fo:min-height="0.741cm">
          <text:p text:style-name="P11"/>
        </draw:text-box>
      </draw:frame>
      <draw:frame draw:style-name="fr1" draw:name="Врезка3" text:anchor-type="page" text:anchor-page-number="1" svg:x="0.37cm" svg:y="0.37cm" svg:width="0.741cm" draw:z-index="2">
        <draw:text-box fo:min-height="0.741cm">
          <text:p text:style-name="P11"/>
        </draw:text-box>
      </draw:frame>
      <draw:frame draw:style-name="fr1" draw:name="Врезка2" text:anchor-type="page" text:anchor-page-number="1" svg:x="0.37cm" svg:y="0.37cm" svg:width="0.741cm" draw:z-index="1">
        <draw:text-box fo:min-height="0.741cm">
          <text:p text:style-name="P11"/>
        </draw:text-box>
      </draw:frame>
      <draw:frame draw:style-name="fr1" draw:name="Врезка1" text:anchor-type="page" text:anchor-page-number="1" svg:x="0.37cm" svg:y="0.37cm" svg:width="0.741cm" draw:z-index="0">
        <draw:text-box fo:min-height="0.741cm">
          <text:p text:style-name="P11"/>
        </draw:text-box>
      </draw:frame>
      <text:p text:style-name="P10">давай разберем по полочкам этот дурацкий файл (просто хочу понять) </text:p>
      <text:p text:style-name="P10">if (isNaN(port)) { // named pipe return val; } if (port &gt;= 0) { // port number return port; } return false; } Для чего это? По идее он и так должен взять либо 3000 либо из .env?</text:p>
      <text:h text:style-name="P1" text:outline-level="2">Отличный вопрос! Давайте разберем эту "магию" по косточкам 🦴</text:h>
      <text:h text:style-name="P2" text:outline-level="2">Что делает этот код?</text:h>
      <text:p text:style-name="P12">javascript</text:p>
      <text:p text:style-name="P5"><text:span text:style-name="T1">function</text:span> <text:span text:style-name="T3">normalizePort</text:span><text:span text:style-name="T5">(</text:span>val<text:span text:style-name="T5">)</text:span> <text:span text:style-name="T5">{</text:span></text:p>
      <text:p text:style-name="P6"><text:s text:c="2"/><text:span text:style-name="T2">const</text:span><text:span text:style-name="T7"> port </text:span><text:span text:style-name="T4">=</text:span><text:span text:style-name="T7"> </text:span><text:span text:style-name="T4">parseInt</text:span><text:span text:style-name="T6">(</text:span><text:span text:style-name="T7">val</text:span><text:span text:style-name="T6">,</text:span><text:span text:style-name="T7"> </text:span><text:span text:style-name="T9">10</text:span><text:span text:style-name="T6">);</text:span></text:p>
      <text:p text:style-name="P9"/>
      <text:p text:style-name="P6"><text:s text:c="2"/><text:span text:style-name="T2">if</text:span><text:span text:style-name="T7"> </text:span><text:span text:style-name="T6">(</text:span><text:span text:style-name="T4">isNaN</text:span><text:span text:style-name="T6">(</text:span><text:span text:style-name="T7">port</text:span><text:span text:style-name="T6">))</text:span><text:span text:style-name="T7"> </text:span><text:span text:style-name="T6">{</text:span></text:p>
      <text:p text:style-name="P6"><text:s text:c="4"/><text:span text:style-name="T10">// named pipe</text:span></text:p>
      <text:p text:style-name="P6"><text:s text:c="4"/><text:span text:style-name="T2">return</text:span><text:span text:style-name="T7"> val</text:span><text:span text:style-name="T6">;</text:span></text:p>
      <text:p text:style-name="P6"><text:s text:c="2"/><text:span text:style-name="T6">}</text:span></text:p>
      <text:p text:style-name="P9"/>
      <text:p text:style-name="P6"><text:s text:c="2"/><text:span text:style-name="T2">if</text:span><text:span text:style-name="T7"> </text:span><text:span text:style-name="T6">(</text:span><text:span text:style-name="T7">port </text:span><text:span text:style-name="T4">&gt;=</text:span><text:span text:style-name="T7"> </text:span><text:span text:style-name="T9">0</text:span><text:span text:style-name="T6">)</text:span><text:span text:style-name="T7"> </text:span><text:span text:style-name="T6">{</text:span></text:p>
      <text:p text:style-name="P6"><text:s text:c="4"/><text:span text:style-name="T10">// port number</text:span></text:p>
      <text:p text:style-name="P6"><text:s text:c="4"/><text:span text:style-name="T2">return</text:span><text:span text:style-name="T7"> port</text:span><text:span text:style-name="T6">;</text:span></text:p>
      <text:p text:style-name="P6"><text:s text:c="2"/><text:span text:style-name="T6">}</text:span></text:p>
      <text:p text:style-name="P9"/>
      <text:p text:style-name="P6"><text:s text:c="2"/><text:span text:style-name="T2">return</text:span><text:span text:style-name="T7"> </text:span><text:span text:style-name="T9">false</text:span><text:span text:style-name="T6">;</text:span></text:p>
      <text:p text:style-name="P7">}</text:p>
      <text:h text:style-name="P2" text:outline-level="2">Сценарии использования</text:h>
      <text:h text:style-name="P3" text:outline-level="3"><text:span text:style-name="T11">Сценарий 1: </text:span><text:span text:style-name="Strong_20_Emphasis"><text:span text:style-name="T11">Обычный порт (число)</text:span></text:span></text:h>
      <text:p text:style-name="P12">javascript</text:p>
      <text:p text:style-name="P5"><text:span text:style-name="T3">normalizePort</text:span><text:span text:style-name="T5">(</text:span><text:span text:style-name="T15">'3000'</text:span><text:span text:style-name="T5">)</text:span> <text:s/></text:p>
      <text:p text:style-name="P8">// parseInt('3000') = 3000 (число)</text:p>
      <text:p text:style-name="P8">// port &gt;= 0 → true → возвращает 3000</text:p>
      <text:h text:style-name="P3" text:outline-level="3"><text:span text:style-name="T11">Сценарий 2: </text:span><text:span text:style-name="Strong_20_Emphasis"><text:span text:style-name="T11">Переменная окружения не задана</text:span></text:span></text:h>
      <text:p text:style-name="P12">javascript</text:p>
      <text:p text:style-name="P5"><text:span text:style-name="T3">normalizePort</text:span><text:span text:style-name="T5">(</text:span><text:span text:style-name="T1">undefined</text:span><text:span text:style-name="T5">)</text:span> <text:s/></text:p>
      <text:p text:style-name="P8">// parseInt(undefined) = NaN</text:p>
      <text:p text:style-name="P8"><text:soft-page-break/>// isNaN(NaN) → true → возвращает undefined</text:p>
      <text:p text:style-name="P8">// потом сработает '3000' из process.env.PORT || '3000'</text:p>
      <text:h text:style-name="P3" text:outline-level="3"><text:span text:style-name="T11">Сценарий 3: </text:span><text:span text:style-name="Strong_20_Emphasis"><text:span text:style-name="T11">UNIX Domain Socket (named pipe)</text:span></text:span></text:h>
      <text:p text:style-name="P12">javascript</text:p>
      <text:p text:style-name="P8">// В редких случаях можно передать не порт, а путь к сокету</text:p>
      <text:p text:style-name="P5"><text:span text:style-name="T3">normalizePort</text:span><text:span text:style-name="T5">(</text:span><text:span text:style-name="T15">'/var/run/myapp.sock'</text:span><text:span text:style-name="T5">)</text:span></text:p>
      <text:p text:style-name="P8">// parseInt('/var/run/myapp.sock') = NaN</text:p>
      <text:p text:style-name="P8">// isNaN(NaN) → true → возвращает '/var/run/myapp.sock'</text:p>
      <text:h text:style-name="P3" text:outline-level="3"><text:span text:style-name="T11">Сценарий 4: </text:span><text:span text:style-name="Strong_20_Emphasis"><text:span text:style-name="T11">Отрицательный порт (ошибка)</text:span></text:span></text:h>
      <text:p text:style-name="P12">javascript</text:p>
      <text:p text:style-name="P5"><text:span text:style-name="T3">normalizePort</text:span><text:span text:style-name="T5">(</text:span><text:span text:style-name="T15">'-500'</text:span><text:span text:style-name="T5">)</text:span></text:p>
      <text:p text:style-name="P8">// parseInt('-500') = -500</text:p>
      <text:p text:style-name="P8">// port &gt;= 0? false → возвращает false (порт невалидный)</text:p>
      <text:h text:style-name="P2" text:outline-level="2">Зачем такая сложность?</text:h>
      <text:h text:style-name="P4" text:outline-level="3">Историческая причина:</text:h>
      <text:p text:style-name="P18"><text:span text:style-name="T12">В старых версиях Express (и в некоторых продакшен-средах) использовали </text:span><text:span text:style-name="Strong_20_Emphasis"><text:span text:style-name="T13">UNIX Domain Sockets</text:span></text:span><text:span text:style-name="T12"> вместо TCP-портов для межпроцессного взаимодействия. Это быстрее, но работает только на одном сервере.</text:span></text:p>
      <text:h text:style-name="P4" text:outline-level="3">В современных реалиях:</text:h>
      <text:p text:style-name="P14">Для 99% проектов (включая ваш) можно упростить до:</text:p>
      <text:p text:style-name="P12">javascript</text:p>
      <text:p text:style-name="P5"><text:span text:style-name="T1">const</text:span> port <text:span text:style-name="T3">=</text:span> process<text:span text:style-name="T5">.</text:span>env<text:span text:style-name="T5">.</text:span><text:span text:style-name="T8">PORT</text:span> <text:span text:style-name="T3">||</text:span> <text:span text:style-name="T8">3000</text:span><text:span text:style-name="T5">;</text:span></text:p>
      <text:p text:style-name="P8">// и всё!</text:p>
      <text:h text:style-name="P2" text:outline-level="2">Как это связано с .env?</text:h>
      <text:p text:style-name="P12">javascript</text:p>
      <text:p text:style-name="P8">// Ваш вызов:</text:p>
      <text:p text:style-name="P5"><text:span text:style-name="T1">const</text:span> port <text:span text:style-name="T3">=</text:span> <text:span text:style-name="T3">normalizePort</text:span><text:span text:style-name="T5">(</text:span>process<text:span text:style-name="T5">.</text:span>env<text:span text:style-name="T5">.</text:span><text:span text:style-name="T8">PORT</text:span> <text:span text:style-name="T3">||</text:span> <text:span text:style-name="T15">'3000'</text:span><text:span text:style-name="T5">);</text:span></text:p>
      <text:p text:style-name="P9"/>
      <text:p text:style-name="P8"><text:soft-page-break/>// Если в .env есть PORT=7777:</text:p>
      <text:p text:style-name="P5"><text:span text:style-name="T3">normalizePort</text:span><text:span text:style-name="T5">(</text:span><text:span text:style-name="T15">'7777'</text:span><text:span text:style-name="T5">)</text:span> → <text:span text:style-name="T8">7777</text:span></text:p>
      <text:p text:style-name="P9"/>
      <text:p text:style-name="P8">// Если в .env нет PORT:</text:p>
      <text:p text:style-name="P5"><text:span text:style-name="T3">normalizePort</text:span><text:span text:style-name="T5">(</text:span><text:span text:style-name="T15">'3000'</text:span><text:span text:style-name="T5">)</text:span> → <text:span text:style-name="T8">3000</text:span></text:p>
      <text:p text:style-name="P9"/>
      <text:p text:style-name="P8">// Если кто-то случайно написал PORT= - порт не может быть отрицательным</text:p>
      <text:p text:style-name="P5"><text:span text:style-name="T3">normalizePort</text:span><text:span text:style-name="T5">(</text:span><text:span text:style-name="T15">'-500'</text:span><text:span text:style-name="T5">)</text:span> → <text:span text:style-name="T8">false</text:span> → сервер упадет с ошибкой</text:p>
      <text:h text:style-name="P2" text:outline-level="2">Мораль</text:h>
      <text:p text:style-name="P18"><text:span text:style-name="T12">Этот код — </text:span><text:span text:style-name="Strong_20_Emphasis"><text:span text:style-name="T13">пережиток прошлого</text:span></text:span><text:span text:style-name="T12">, когда:</text:span></text:p>
      <text:list text:style-name="L11">
        <text:list-item>
          <text:p text:style-name="P16">Использовали UNIX-сокеты</text:p>
        </text:list-item>
        <text:list-item>
          <text:p text:style-name="P16">Боялись, что кто-то введет отрицательный порт</text:p>
        </text:list-item>
        <text:list-item>
          <text:p text:style-name="P16">Нужна была обратная совместимость</text:p>
        </text:list-item>
      </text:list>
      <text:p text:style-name="P14">В 2026 году можно смело писать:</text:p>
      <text:p text:style-name="P12">javascript</text:p>
      <text:p text:style-name="P5"><text:span text:style-name="T1">const</text:span> port <text:span text:style-name="T3">=</text:span> process<text:span text:style-name="T5">.</text:span>env<text:span text:style-name="T5">.</text:span><text:span text:style-name="T8">PORT</text:span> <text:span text:style-name="T3">||</text:span> <text:span text:style-name="T8">3000</text:span><text:span text:style-name="T5">;</text:span></text:p>
      <text:p text:style-name="P5"><text:span text:style-name="T1">if</text:span> <text:span text:style-name="T5">(</text:span><text:span text:style-name="T3">isNaN</text:span><text:span text:style-name="T5">(</text:span>port<text:span text:style-name="T5">))</text:span> <text:span text:style-name="T1">throw</text:span> <text:span text:style-name="T1">new</text:span> <text:span text:style-name="T8">Error</text:span><text:span text:style-name="T5">(</text:span><text:span text:style-name="T15">'Порт должен быть числом'</text:span><text:span text:style-name="T5">);</text:span></text:p>
      <text:p text:style-name="P5">app<text:span text:style-name="T5">.</text:span><text:span text:style-name="T3">listen</text:span><text:span text:style-name="T5">(</text:span>port<text:span text:style-name="T5">);</text:span></text:p>
      <text:p text:style-name="P15">Но если оставляете старый файл — пусть живет, он безвреден</text:p>
      <text:p text:style-name="P15"/>
      <text:p text:style-name="P13">function onError(error) { if (error.syscall !== 'listen') { throw error; } const bind = typeof port === 'string' ? 'Pipe ' + port : 'Port ' + port; // handle specific listen errors with friendly messages switch (error.code) { case 'EACCES': console.error(bind + ' requires elevated privileges'); process.exit(1); break; case 'EADDRINUSE': console.error(bind + ' is already in use'); process.exit(1); break; default: throw error; } }</text:p>
      <text:h text:style-name="P1" text:outline-level="2">Разбираем обработчик ошибок 🚨</text:h>
      <text:p text:style-name="P18"><text:span text:style-name="T12">Этот код ловит ошибки при запуске сервера и дает </text:span><text:span text:style-name="Strong_20_Emphasis"><text:span text:style-name="T13">понятные сообщения</text:span></text:span><text:span text:style-name="T12"> вместо стандартных исключений.</text:span></text:p>
      <text:h text:style-name="P2" text:outline-level="2">Что проверяется сначала?</text:h>
      <text:p text:style-name="P12">javascript</text:p>
      <text:p text:style-name="P5"><text:span text:style-name="T1">if</text:span> <text:span text:style-name="T5">(</text:span>error<text:span text:style-name="T5">.</text:span>syscall <text:span text:style-name="T3">!==</text:span> <text:span text:style-name="T15">'listen'</text:span><text:span text:style-name="T5">)</text:span> <text:span text:style-name="T5">{</text:span></text:p>
      <text:p text:style-name="P6"><text:s text:c="2"/><text:span text:style-name="T2">throw</text:span><text:span text:style-name="T7"> error</text:span><text:span text:style-name="T6">;</text:span></text:p>
      <text:p text:style-name="P7">}</text:p>
      <text:p text:style-name="P18"><text:soft-page-break/><text:span text:style-name="T12">Если ошибка произошла </text:span><text:span text:style-name="Strong_20_Emphasis"><text:span text:style-name="T13">не при попытке слушать порт</text:span></text:span><text:span text:style-name="T12"> — просто выбрасываем её дальше. Например, ошибка в коде приложения будет обработана по-другому.</text:span></text:p>
      <text:h text:style-name="P2" text:outline-level="2">Формируем человеческое сообщение</text:h>
      <text:p text:style-name="P12">javascript</text:p>
      <text:p text:style-name="P5"><text:span text:style-name="T1">const</text:span> bind <text:span text:style-name="T3">=</text:span> <text:span text:style-name="T1">typeof</text:span> port <text:span text:style-name="T3">===</text:span> <text:span text:style-name="T15">'string'</text:span></text:p>
      <text:p text:style-name="P6"><text:s text:c="2"/><text:span text:style-name="T4">?</text:span><text:span text:style-name="T7"> </text:span><text:span text:style-name="T16">'Pipe '</text:span><text:span text:style-name="T7"> </text:span><text:span text:style-name="T4">+</text:span><text:span text:style-name="T7"> port</text:span></text:p>
      <text:p text:style-name="P6"><text:s text:c="2"/><text:span text:style-name="T4">:</text:span><text:span text:style-name="T7"> </text:span><text:span text:style-name="T16">'Port '</text:span><text:span text:style-name="T7"> </text:span><text:span text:style-name="T4">+</text:span><text:span text:style-name="T7"> port</text:span><text:span text:style-name="T6">;</text:span></text:p>
      <text:p text:style-name="P19"><text:span text:style-name="T12">В зависимости от того, что мы передали в </text:span><text:span text:style-name="Source_20_Text"><text:span text:style-name="T14">listen()</text:span></text:span><text:span text:style-name="T12">:</text:span></text:p>
      <text:list text:style-name="L12">
        <text:list-item>
          <text:p text:style-name="P20"><text:span text:style-name="T12">Если число (обычный порт) → </text:span><text:span text:style-name="Source_20_Text"><text:span text:style-name="T14">Port 3000</text:span></text:span></text:p>
        </text:list-item>
        <text:list-item>
          <text:p text:style-name="P20"><text:span text:style-name="T12">Если строка (UNIX-сокет) → </text:span><text:span text:style-name="Source_20_Text"><text:span text:style-name="T14">Pipe /var/run/app.sock</text:span></text:span></text:p>
        </text:list-item>
      </text:list>
      <text:h text:style-name="P2" text:outline-level="2">Конкретные ошибки</text:h>
      <text:h text:style-name="P3" text:outline-level="3"><text:span text:style-name="Strong_20_Emphasis"><text:span text:style-name="T11">EACCES</text:span></text:span><text:span text:style-name="T11"> — "Доступ запрещен"</text:span></text:h>
      <text:p text:style-name="P12">javascript</text:p>
      <text:p text:style-name="P5"><text:span text:style-name="T1">case</text:span> <text:span text:style-name="T15">'EACCES'</text:span><text:span text:style-name="T3">:</text:span></text:p>
      <text:p text:style-name="P6"><text:s text:c="2"/><text:span text:style-name="T7">console</text:span><text:span text:style-name="T6">.</text:span><text:span text:style-name="T4">error</text:span><text:span text:style-name="T6">(</text:span><text:span text:style-name="T7">bind </text:span><text:span text:style-name="T4">+</text:span><text:span text:style-name="T7"> </text:span><text:span text:style-name="T16">' requires elevated privileges'</text:span><text:span text:style-name="T6">);</text:span></text:p>
      <text:p text:style-name="P6"><text:s text:c="2"/><text:span text:style-name="T7">process</text:span><text:span text:style-name="T6">.</text:span><text:span text:style-name="T4">exit</text:span><text:span text:style-name="T6">(</text:span><text:span text:style-name="T9">1</text:span><text:span text:style-name="T6">);</text:span></text:p>
      <text:p text:style-name="P6"><text:s text:c="2"/><text:span text:style-name="T2">break</text:span><text:span text:style-name="T6">;</text:span></text:p>
      <text:p text:style-name="P18"><text:span text:style-name="Strong_20_Emphasis"><text:span text:style-name="T13">Когда возникает:</text:span></text:span><text:span text:style-name="T12"><text:line-break/>Попытка открыть </text:span><text:span text:style-name="Strong_20_Emphasis"><text:span text:style-name="T13">привилегированный порт</text:span></text:span><text:span text:style-name="T12"> (ниже 1024) без прав администратора</text:span></text:p>
      <text:p text:style-name="P19"><text:span text:style-name="Strong_20_Emphasis"><text:span text:style-name="T13">Пример:</text:span></text:span><text:span text:style-name="T12"> </text:span><text:span text:style-name="Source_20_Text"><text:span text:style-name="T14">Port 80 requires elevated privileges</text:span></text:span><text:span text:style-name="T12"><text:line-break/></text:span><text:span text:style-name="Strong_20_Emphasis"><text:span text:style-name="T13">Решение:</text:span></text:span><text:span text:style-name="T12"> Использовать порт выше 1024 или запустить с sudo</text:span></text:p>
      <text:h text:style-name="P3" text:outline-level="3"><text:span text:style-name="Strong_20_Emphasis"><text:span text:style-name="T11">EADDRINUSE</text:span></text:span><text:span text:style-name="T11"> — "Адрес уже используется"</text:span></text:h>
      <text:p text:style-name="P12">javascript</text:p>
      <text:p text:style-name="P5"><text:span text:style-name="T1">case</text:span> <text:span text:style-name="T15">'EADDRINUSE'</text:span><text:span text:style-name="T3">:</text:span></text:p>
      <text:p text:style-name="P6"><text:s text:c="2"/><text:span text:style-name="T7">console</text:span><text:span text:style-name="T6">.</text:span><text:span text:style-name="T4">error</text:span><text:span text:style-name="T6">(</text:span><text:span text:style-name="T7">bind </text:span><text:span text:style-name="T4">+</text:span><text:span text:style-name="T7"> </text:span><text:span text:style-name="T16">' is already in use'</text:span><text:span text:style-name="T6">);</text:span></text:p>
      <text:p text:style-name="P6"><text:s text:c="2"/><text:span text:style-name="T7">process</text:span><text:span text:style-name="T6">.</text:span><text:span text:style-name="T4">exit</text:span><text:span text:style-name="T6">(</text:span><text:span text:style-name="T9">1</text:span><text:span text:style-name="T6">);</text:span></text:p>
      <text:p text:style-name="P6"><text:s text:c="2"/><text:span text:style-name="T2">break</text:span><text:span text:style-name="T6">;</text:span></text:p>
      <text:p text:style-name="P18"><text:span text:style-name="Strong_20_Emphasis"><text:span text:style-name="T13">Когда возникает:</text:span></text:span><text:span text:style-name="T12"><text:line-break/>Порт уже занят другим процессом</text:span></text:p>
      <text:p text:style-name="P19"><text:soft-page-break/><text:span text:style-name="Strong_20_Emphasis"><text:span text:style-name="T13">Пример:</text:span></text:span><text:span text:style-name="T12"> </text:span><text:span text:style-name="Source_20_Text"><text:span text:style-name="T14">Port 3000 is already in use</text:span></text:span><text:span text:style-name="T12"><text:line-break/></text:span><text:span text:style-name="Strong_20_Emphasis"><text:span text:style-name="T13">Решение:</text:span></text:span><text:span text:style-name="T12"> Найти и убить процесс или сменить порт</text:span></text:p>
      <text:p text:style-name="P12">bash</text:p>
      <text:p text:style-name="P8"># Найти процесс на порту 3000</text:p>
      <text:p text:style-name="P5"><text:span text:style-name="T3">lsof</text:span> <text:span text:style-name="T3">-i</text:span> :3000</text:p>
      <text:p text:style-name="P8"># или</text:p>
      <text:p text:style-name="P5"><text:span text:style-name="T3">netstat</text:span> <text:span text:style-name="T3">-tulpn</text:span> <text:span text:style-name="T3">|</text:span> <text:span text:style-name="T3">grep</text:span> <text:span text:style-name="T8">3000</text:span></text:p>
      <text:p text:style-name="P9"/>
      <text:p text:style-name="P8"># Убить процесс</text:p>
      <text:p text:style-name="P5"><text:span text:style-name="T3">kill</text:span> <text:span text:style-name="T3">-9</text:span> <text:span text:style-name="T3">&lt;</text:span>PID<text:span text:style-name="T3">&gt;</text:span></text:p>
      <text:h text:style-name="P2" text:outline-level="2">Жизненные примеры</text:h>
      <text:p text:style-name="P12">javascript</text:p>
      <text:p text:style-name="P8">// Пример 1: Запустили два экземпляра</text:p>
      <text:p text:style-name="P8">// Второй упадет с:</text:p>
      <text:p text:style-name="P8">// Port 3000 is already in use</text:p>
      <text:p text:style-name="P9"/>
      <text:p text:style-name="P8">// Пример 2: Попытались запустить на 80 порту без sudo</text:p>
      <text:p text:style-name="P8">// Port 80 requires elevated privileges</text:p>
      <text:h text:style-name="P2" text:outline-level="2">Почему это удобно?</text:h>
      <text:p text:style-name="P14">Без такого обработчика вы бы увидели:</text:p>
      <text:p text:style-name="P12">bash</text:p>
      <text:p text:style-name="P5">Error: listen EADDRINUSE: address already <text:span text:style-name="T1">in</text:span> use :::3000</text:p>
      <text:p text:style-name="P6"><text:s text:c="4"/><text:span text:style-name="T7">at Server.setupListenHandle </text:span><text:span text:style-name="T6">[</text:span><text:span text:style-name="T7">as _listen2</text:span><text:span text:style-name="T6">]</text:span><text:span text:style-name="T7"> </text:span><text:span text:style-name="T6">(</text:span><text:span text:style-name="T7">net.js:1354:16</text:span><text:span text:style-name="T6">)</text:span></text:p>
      <text:p text:style-name="P6"><text:s text:c="4"/><text:span text:style-name="T7">at listenInCluster </text:span><text:span text:style-name="T6">(</text:span><text:span text:style-name="T7">net.js:1402:12</text:span><text:span text:style-name="T6">)</text:span></text:p>
      <text:p text:style-name="P6"><text:s text:c="4"/><text:span text:style-name="T7">at doListen </text:span><text:span text:style-name="T6">(</text:span><text:span text:style-name="T7">net.js:1540:7</text:span><text:span text:style-name="T6">)</text:span></text:p>
      <text:p text:style-name="P14">С обработчиком:</text:p>
      <text:p text:style-name="P12">bash</text:p>
      <text:p text:style-name="P5">Port <text:span text:style-name="T8">3000</text:span> is already <text:span text:style-name="T1">in</text:span> use</text:p>
      <text:p text:style-name="P18"><text:span text:style-name="Strong_20_Emphasis"><text:span text:style-name="T13">Намного понятнее, правда?</text:span></text:span><text:span text:style-name="T12"> 😊</text:span></text:p>
      <text:h text:style-name="P2" text:outline-level="2">Для вашего случая</text:h>
      <text:p text:style-name="P18"><text:span text:style-name="T12">Этот код можно </text:span><text:span text:style-name="Strong_20_Emphasis"><text:span text:style-name="T13">оставить как есть</text:span></text:span><text:span text:style-name="T12"> — он не мешает и помогает понять, почему сервер не запустился. Единственное, что можно улучшить — добавить подсказки по исправлению:</text:span></text:p>
      <text:p text:style-name="P12"><text:soft-page-break/>javascript</text:p>
      <text:p text:style-name="P5"><text:span text:style-name="T1">case</text:span> <text:span text:style-name="T15">'EADDRINUSE'</text:span><text:span text:style-name="T3">:</text:span></text:p>
      <text:p text:style-name="P6"><text:s text:c="2"/><text:span text:style-name="T7">console</text:span><text:span text:style-name="T6">.</text:span><text:span text:style-name="T4">error</text:span><text:span text:style-name="T6">(</text:span><text:span text:style-name="T16">`❌ </text:span><text:span text:style-name="T6">${</text:span><text:span text:style-name="T7">bind</text:span><text:span text:style-name="T6">}</text:span><text:span text:style-name="T16"> is already in use`</text:span><text:span text:style-name="T6">);</text:span></text:p>
      <text:p text:style-name="P6"><text:s text:c="2"/><text:span text:style-name="T7">console</text:span><text:span text:style-name="T6">.</text:span><text:span text:style-name="T4">error</text:span><text:span text:style-name="T6">(</text:span><text:span text:style-name="T16">'💡 Попробуйте:'</text:span><text:span text:style-name="T6">);</text:span></text:p>
      <text:p text:style-name="P6"><text:s text:c="2"/><text:span text:style-name="T7">console</text:span><text:span text:style-name="T6">.</text:span><text:span text:style-name="T4">error</text:span><text:span text:style-name="T6">(</text:span><text:span text:style-name="T16">' <text:s text:c="2"/>1. Закрыть другой экземпляр приложения'</text:span><text:span text:style-name="T6">);</text:span></text:p>
      <text:p text:style-name="P6"><text:s text:c="2"/><text:span text:style-name="T7">console</text:span><text:span text:style-name="T6">.</text:span><text:span text:style-name="T4">error</text:span><text:span text:style-name="T6">(</text:span><text:span text:style-name="T16">' <text:s text:c="2"/>2. Сменить порт в .env файле'</text:span><text:span text:style-name="T6">);</text:span></text:p>
      <text:p text:style-name="P6"><text:s text:c="2"/><text:span text:style-name="T7">process</text:span><text:span text:style-name="T6">.</text:span><text:span text:style-name="T4">exit</text:span><text:span text:style-name="T6">(</text:span><text:span text:style-name="T9">1</text:span><text:span text:style-name="T6">);</text:span></text:p>
      <text:p text:style-name="P6"><text:s text:c="2"/><text:span text:style-name="T2">break</text:span><text:span text:style-name="T6">;</text:span></text:p>
      <text:p text:style-name="P6"><text:span text:style-name="T6"/></text:p>
      <text:p text:style-name="P6"><text:span text:style-name="T6"/></text:p>
      <text:p text:style-name="P13">function onListening() { const addr = server.address(); const bind = typeof addr === 'string' ? 'pipe ' + addr : 'port ' + addr.port; debug('Listening on ' + bind);</text:p>
      <text:h text:style-name="P1" text:outline-level="2">Разбираем финальный аккорд 🎵</text:h>
      <text:p text:style-name="P18"><text:span text:style-name="T12">Этот код срабатывает, когда сервер </text:span><text:span text:style-name="Strong_20_Emphasis"><text:span text:style-name="T13">успешно запустился</text:span></text:span><text:span text:style-name="T12"> и начинает слушать порт.</text:span></text:p>
      <text:h text:style-name="P2" text:outline-level="2">Что происходит?</text:h>
      <text:h text:style-name="P3" text:outline-level="3"><text:span text:style-name="T11">1. </text:span><text:span text:style-name="Strong_20_Emphasis"><text:span text:style-name="T11">Получаем адрес сервера</text:span></text:span></text:h>
      <text:p text:style-name="P12">javascript</text:p>
      <text:p text:style-name="P5"><text:span text:style-name="T1">const</text:span> addr <text:span text:style-name="T3">=</text:span> server<text:span text:style-name="T5">.</text:span><text:span text:style-name="T3">address</text:span><text:span text:style-name="T5">();</text:span></text:p>
      <text:p text:style-name="P19"><text:span text:style-name="Source_20_Text"><text:span text:style-name="T14">server.address()</text:span></text:span><text:span text:style-name="T12"> возвращает информацию о том, где именно сервер слушает:</text:span></text:p>
      <text:list text:style-name="L13">
        <text:list-item>
          <text:p text:style-name="P21"><text:span text:style-name="T12">Для TCP: </text:span><text:span text:style-name="Source_20_Text"><text:span text:style-name="T14">{ port: 3000, address: '::', family: 'IPv6' }</text:span></text:span></text:p>
        </text:list-item>
        <text:list-item>
          <text:p text:style-name="P21"><text:span text:style-name="T12">Для UNIX-сокета: </text:span><text:span text:style-name="Source_20_Text"><text:span text:style-name="T14">'/var/run/app.sock'</text:span></text:span><text:span text:style-name="T12"> (строка)</text:span></text:p>
        </text:list-item>
      </text:list>
      <text:h text:style-name="P3" text:outline-level="3"><text:span text:style-name="T11">2. </text:span><text:span text:style-name="Strong_20_Emphasis"><text:span text:style-name="T11">Формируем человеческое описание</text:span></text:span></text:h>
      <text:p text:style-name="P12">javascript</text:p>
      <text:p text:style-name="P5"><text:span text:style-name="T1">const</text:span> bind <text:span text:style-name="T3">=</text:span> <text:span text:style-name="T1">typeof</text:span> addr <text:span text:style-name="T3">===</text:span> <text:span text:style-name="T15">'string'</text:span></text:p>
      <text:p text:style-name="P6"><text:s text:c="2"/><text:span text:style-name="T4">?</text:span><text:span text:style-name="T7"> </text:span><text:span text:style-name="T16">'pipe '</text:span><text:span text:style-name="T7"> </text:span><text:span text:style-name="T4">+</text:span><text:span text:style-name="T7"> addr</text:span></text:p>
      <text:p text:style-name="P6"><text:s text:c="2"/><text:span text:style-name="T4">:</text:span><text:span text:style-name="T7"> </text:span><text:span text:style-name="T16">'port '</text:span><text:span text:style-name="T7"> </text:span><text:span text:style-name="T4">+</text:span><text:span text:style-name="T7"> addr</text:span><text:span text:style-name="T6">.</text:span><text:span text:style-name="T7">port</text:span><text:span text:style-name="T6">;</text:span></text:p>
      <text:p text:style-name="P14">Та же логика, что и в onError, но теперь для успешного запуска:</text:p>
      <text:list text:style-name="L14">
        <text:list-item>
          <text:p text:style-name="P22"><text:span text:style-name="T12">Если сокет → </text:span><text:span text:style-name="Source_20_Text"><text:span text:style-name="T14">pipe /var/run/app.sock</text:span></text:span></text:p>
        </text:list-item>
        <text:list-item>
          <text:p text:style-name="P22"><text:span text:style-name="T12">Если порт → </text:span><text:span text:style-name="Source_20_Text"><text:span text:style-name="T14">port 3000</text:span></text:span></text:p>
        </text:list-item>
      </text:list>
      <text:h text:style-name="P3" text:outline-level="3"><text:soft-page-break/><text:span text:style-name="T11">3. </text:span><text:span text:style-name="Strong_20_Emphasis"><text:span text:style-name="T11">Логируем через debug</text:span></text:span></text:h>
      <text:p text:style-name="P12">javascript</text:p>
      <text:p text:style-name="P5"><text:span text:style-name="T3">debug</text:span><text:span text:style-name="T5">(</text:span><text:span text:style-name="T15">'Listening on '</text:span> <text:span text:style-name="T3">+</text:span> bind<text:span text:style-name="T5">);</text:span></text:p>
      <text:h text:style-name="P2" text:outline-level="2">Что мы увидим в консоли?</text:h>
      <text:h text:style-name="P4" text:outline-level="3">Если запустили на порту 3000:</text:h>
      <text:p text:style-name="P12">bash</text:p>
      <text:p text:style-name="P5">express0:server Listening on port <text:span text:style-name="T8">3000</text:span> +0ms</text:p>
      <text:h text:style-name="P4" text:outline-level="3">Если запустили на UNIX-сокете:</text:h>
      <text:p text:style-name="P12">bash</text:p>
      <text:p text:style-name="P5">express0:server Listening on pipe /var/run/app.sock +0ms</text:p>
      <text:h text:style-name="P2" text:outline-level="2">Зачем это нужно?</text:h>
      <text:h text:style-name="P3" text:outline-level="3"><text:span text:style-name="T11">1. </text:span><text:span text:style-name="Strong_20_Emphasis"><text:span text:style-name="T11">Подтверждение запуска</text:span></text:span></text:h>
      <text:p text:style-name="P14">Вы точно знаете, что сервер поднялся и на каком адресе</text:p>
      <text:h text:style-name="P3" text:outline-level="3"><text:span text:style-name="T11">2. </text:span><text:span text:style-name="Strong_20_Emphasis"><text:span text:style-name="T11">Отладка</text:span></text:span></text:h>
      <text:p text:style-name="P14">Если что-то не так с портом, вы сразу увидите</text:p>
      <text:h text:style-name="P3" text:outline-level="3"><text:span text:style-name="T11">3. </text:span><text:span text:style-name="Strong_20_Emphasis"><text:span text:style-name="T11">Профессиональный подход</text:span></text:span></text:h>
      <text:p text:style-name="P14">В продакшене такие логи пишутся в файлы для мониторинга</text:p>
      <text:h text:style-name="P2" text:outline-level="2">Как это улучшить для себя?</text:h>
      <text:p text:style-name="P12">javascript</text:p>
      <text:p text:style-name="P5"><text:span text:style-name="T1">function</text:span> <text:span text:style-name="T3">onListening</text:span><text:span text:style-name="T5">()</text:span> <text:span text:style-name="T5">{</text:span></text:p>
      <text:p text:style-name="P6"><text:soft-page-break/><text:s text:c="2"/><text:span text:style-name="T2">const</text:span><text:span text:style-name="T7"> addr </text:span><text:span text:style-name="T4">=</text:span><text:span text:style-name="T7"> server</text:span><text:span text:style-name="T6">.</text:span><text:span text:style-name="T4">address</text:span><text:span text:style-name="T6">();</text:span></text:p>
      <text:p text:style-name="P6"><text:s text:c="2"/><text:span text:style-name="T2">const</text:span><text:span text:style-name="T7"> bind </text:span><text:span text:style-name="T4">=</text:span><text:span text:style-name="T7"> </text:span><text:span text:style-name="T2">typeof</text:span><text:span text:style-name="T7"> addr </text:span><text:span text:style-name="T4">===</text:span><text:span text:style-name="T7"> </text:span><text:span text:style-name="T16">'string'</text:span></text:p>
      <text:p text:style-name="P6"><text:s text:c="4"/><text:span text:style-name="T4">?</text:span><text:span text:style-name="T7"> </text:span><text:span text:style-name="T16">'pipe '</text:span><text:span text:style-name="T7"> </text:span><text:span text:style-name="T4">+</text:span><text:span text:style-name="T7"> addr</text:span></text:p>
      <text:p text:style-name="P6"><text:s text:c="4"/><text:span text:style-name="T4">:</text:span><text:span text:style-name="T7"> </text:span><text:span text:style-name="T16">'port '</text:span><text:span text:style-name="T7"> </text:span><text:span text:style-name="T4">+</text:span><text:span text:style-name="T7"> addr</text:span><text:span text:style-name="T6">.</text:span><text:span text:style-name="T7">port</text:span><text:span text:style-name="T6">;</text:span></text:p>
      <text:p text:style-name="P6"><text:s text:c="2"/></text:p>
      <text:p text:style-name="P6"><text:s text:c="2"/><text:span text:style-name="T7">console</text:span><text:span text:style-name="T6">.</text:span><text:span text:style-name="T4">log</text:span><text:span text:style-name="T6">(</text:span><text:span text:style-name="T16">`✅ Сервер успешно запущен на </text:span><text:span text:style-name="T6">${</text:span><text:span text:style-name="T7">bind</text:span><text:span text:style-name="T6">}</text:span><text:span text:style-name="T16">`</text:span><text:span text:style-name="T6">);</text:span></text:p>
      <text:p text:style-name="P6"><text:s text:c="2"/><text:span text:style-name="T7">console</text:span><text:span text:style-name="T6">.</text:span><text:span text:style-name="T4">log</text:span><text:span text:style-name="T6">(</text:span><text:span text:style-name="T16">`🌐 http://localhost:</text:span><text:span text:style-name="T6">${</text:span><text:span text:style-name="T7">addr</text:span><text:span text:style-name="T6">.</text:span><text:span text:style-name="T7">port</text:span><text:span text:style-name="T6">}</text:span><text:span text:style-name="T16">`</text:span><text:span text:style-name="T6">);</text:span></text:p>
      <text:p text:style-name="P6"><text:s text:c="2"/><text:span text:style-name="T4">debug</text:span><text:span text:style-name="T6">(</text:span><text:span text:style-name="T16">'Listening on '</text:span><text:span text:style-name="T7"> </text:span><text:span text:style-name="T4">+</text:span><text:span text:style-name="T7"> bind</text:span><text:span text:style-name="T6">);</text:span></text:p>
      <text:p text:style-name="P7">}</text:p>
      <text:h text:style-name="P2" text:outline-level="2">В контексте вашего файла</text:h>
      <text:p text:style-name="P18"><text:span text:style-name="T12">Этот код — </text:span><text:span text:style-name="Strong_20_Emphasis"><text:span text:style-name="T13">хорошая практика</text:span></text:span><text:span text:style-name="T12">. Он:</text:span></text:p>
      <text:list text:style-name="L15">
        <text:list-item>
          <text:p text:style-name="P17">Не мешает</text:p>
        </text:list-item>
        <text:list-item>
          <text:p text:style-name="P17">Дает полезную информацию</text:p>
        </text:list-item>
        <text:list-item>
          <text:p text:style-name="P17">Работает через debug (можно включить/выключить)</text:p>
        </text:list-item>
      </text:list>
      <text:p text:style-name="P15">Можете смело оставить как есть или заменить на console.log для наглядности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73cm" fo:margin-bottom="1.231cm" fo:margin-left="1.164cm" fo:margin-right="1.13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10:18:37.287508191</meta:creation-date>
    <dc:date>2026-02-27T10:39:16.820467631</dc:date>
    <meta:editing-duration>PT20M39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8" meta:paragraph-count="191" meta:word-count="1026" meta:character-count="6830" meta:non-whitespace-character-count="5895"/>
  </office:meta>
</office:document-meta>
</file>